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749cm" fo:min-width="1.5cm"/>
      <style:paragraph-properties style:writing-mode="lr-tb"/>
    </style:style>
    <style:style style:name="gr2" style:family="graphic" style:parent-style-name="standard">
      <style:graphic-properties svg:stroke-color="#111111" draw:fill-color="#eeeeee" draw:textarea-horizontal-align="justify" draw:textarea-vertical-align="middle" draw:auto-grow-height="false" fo:min-height="1.249cm" fo:min-width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/>
      <style:paragraph-properties style:writing-mode="lr-tb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103cm" fo:min-width="0cm"/>
    </style:style>
    <style:style style:name="gr5" style:family="graphic" style:parent-style-name="standard">
      <style:graphic-properties svg:stroke-color="#111111" draw:fill-color="#eeeeee" draw:textarea-horizontal-align="justify" draw:textarea-vertical-align="middle" draw:auto-grow-height="false" fo:min-height="1.749cm" fo:min-width="1cm"/>
      <style:paragraph-properties style:writing-mode="lr-tb"/>
    </style:style>
    <style:style style:name="gr6" style:family="graphic" style:parent-style-name="objectwithoutfill">
      <style:graphic-properties svg:stroke-width="0.106cm" svg:stroke-color="#333333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  <style:paragraph-properties style:writing-mode="lr-tb"/>
    </style:style>
    <style:style style:name="gr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  <style:paragraph-properties style:writing-mode="lr-tb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8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Inconsolata" fo:font-size="21pt"/>
    </style:style>
    <style:style style:name="P2" style:family="paragraph">
      <loext:graphic-properties draw:fill-color="#eeeeee"/>
      <style:paragraph-properties fo:text-align="center"/>
      <style:text-properties style:font-name="Inconsolata" fo:font-size="21pt"/>
    </style:style>
    <style:style style:name="P3" style:family="paragraph">
      <style:text-properties style:font-name="Inconsolata" fo:font-size="21pt"/>
    </style:style>
    <style:style style:name="P4" style:family="paragraph">
      <loext:graphic-properties draw:fill="none" draw:fill-color="#ffffff"/>
      <style:text-properties style:font-name="Inconsolata" fo:font-size="21pt"/>
    </style:style>
    <style:style style:name="P5" style:family="paragraph">
      <loext:graphic-properties draw:fill-color="#333333"/>
      <style:paragraph-properties fo:text-align="center"/>
      <style:text-properties style:font-name="Inconsolata" fo:font-size="21pt"/>
    </style:style>
    <style:style style:name="P6" style:family="paragraph">
      <loext:graphic-properties draw:fill="none"/>
      <style:paragraph-properties fo:text-align="center"/>
      <style:text-properties style:font-name="Inconsolata" fo:font-size="21pt"/>
    </style:style>
    <style:style style:name="P7" style:family="paragraph">
      <style:text-properties style:font-name="Inconsolata" fo:font-size="21.8999996185303pt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Inconsolata" fo:font-size="21.8999996185303pt" fo:font-weight="bold" style:font-weight-asian="bold" style:font-weight-complex="bold"/>
    </style:style>
    <style:style style:name="P9" style:family="paragraph">
      <style:text-properties fo:font-size="13.8999996185303pt" style:font-size-asian="14pt" style:font-size-complex="14pt"/>
    </style:style>
    <style:style style:name="P10" style:family="paragraph">
      <loext:graphic-properties draw:fill="none" draw:fill-color="#ffffff"/>
      <style:text-properties style:font-name="Inconsolata" fo:font-size="13.8999996185303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cm" svg:height="1.999cm" svg:x="9.1cm" svg:y="2.7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499cm" svg:x="9.1cm" svg:y="4.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cm" svg:height="1.169cm" svg:x="9.1cm" svg:y="1.298cm">
          <draw:text-box>
            <text:p text:style-name="P3">Head</text:p>
          </draw:text-box>
        </draw:frame>
        <draw:custom-shape draw:style-name="gr4" draw:text-style-name="P5" draw:layer="layout" svg:width="0.5cm" svg:height="0.499cm" svg:x="9.864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.999cm" svg:x="13.6cm" svg:y="4.5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999cm" svg:x="15.6cm" svg:y="4.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499cm" svg:x="16.096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112cm" svg:y1="5.557cm" svg:x2="13.112cm" svg:y2="5.557cm">
          <text:p/>
        </draw:line>
        <draw:line draw:style-name="gr6" draw:text-style-name="P6" draw:layer="layout" svg:x1="16.386cm" svg:y1="5.557cm" svg:x2="19.386cm" svg:y2="5.557cm">
          <text:p/>
        </draw:line>
        <draw:custom-shape draw:style-name="gr1" draw:text-style-name="P2" draw:layer="layout" svg:width="2cm" svg:height="1.999cm" svg:x="19.8cm" svg:y="4.5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999cm" svg:x="21.8cm" svg:y="4.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499cm" svg:x="22.296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2.56cm" svg:y1="5.557cm" svg:x2="25.56cm" svg:y2="5.557cm">
          <text:p/>
        </draw:line>
        <draw:frame draw:style-name="gr3" draw:text-style-name="P4" draw:layer="layout" svg:width="2cm" svg:height="1.169cm" svg:x="25.5cm" svg:y="5.056cm">
          <draw:text-box>
            <text:p text:style-name="P3">NULL</text:p>
          </draw:text-box>
        </draw:frame>
        <draw:frame draw:style-name="gr7" draw:text-style-name="P8" draw:layer="layout" svg:width="4.1cm" svg:height="1.208cm" svg:x="0.7cm" svg:y="1.098cm">
          <draw:text-box>
            <text:p text:style-name="P7"><text:span text:style-name="T1">Legend:</text:span></text:p>
          </draw:text-box>
        </draw:frame>
        <draw:custom-shape draw:style-name="gr8" draw:text-style-name="P2" draw:layer="layout" svg:width="1cm" svg:height="1cm" svg:x="1cm" svg:y="3.199cm">
          <text:p text:style-name="P1">1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5cm" svg:height="2.144cm" svg:x="2.1cm" svg:y="2.999cm">
          <draw:text-box>
            <text:p text:style-name="P9"><text:span text:style-name="T2">The value </text:span><text:span text:style-name="T2">stored in </text:span><text:span text:style-name="T2">this node.</text:span></text:p>
          </draw:text-box>
        </draw:frame>
        <draw:custom-shape draw:style-name="gr8" draw:text-style-name="P2" draw:layer="layout" svg:width="1cm" svg:height="1cm" svg:x="1cm" svg:y="5.1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346cm" svg:height="0.337cm" svg:x="1.344cm" svg:y="5.4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0" draw:layer="layout" svg:width="4.5cm" svg:height="3.018cm" svg:x="2.1cm" svg:y="4.9cm">
          <draw:text-box>
            <text:p text:style-name="P9"><text:span text:style-name="T2">A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n</text:span><text:span text:style-name="T2">o</text:span><text:span text:style-name="T2">d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n</text:span><text:span text:style-name="T2">k</text:span><text:span text:style-name="T2">e</text:span><text:span text:style-name="T2">d</text:span><text:span text:style-name="T2"> </text:span><text:span text:style-name="T2">l</text:span><text:span text:style-name="T2">i</text:span><text:span text:style-name="T2">s</text:span><text:span text:style-name="T2">t</text:span><text:span text:style-name="T2">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891cm" svg:x="1cm" svg:y="4.827cm"/>
      <draw:page-thumbnail draw:layer="backgroundobjects" svg:width="8.999cm" svg:height="2.891cm" svg:x="1cm" svg:y="13.403cm"/>
      <draw:page-thumbnail draw:layer="backgroundobjects" svg:width="8.999cm" svg:height="2.891cm" svg:x="1cm" svg:y="21.979cm"/>
      <draw:page-thumbnail draw:layer="backgroundobjects" svg:width="8.999cm" svg:height="2.891cm" svg:x="11cm" svg:y="4.827cm"/>
      <draw:page-thumbnail draw:layer="backgroundobjects" svg:width="8.999cm" svg:height="2.891cm" svg:x="11cm" svg:y="13.403cm"/>
      <draw:page-thumbnail draw:layer="backgroundobjects" svg:width="8.999cm" svg:height="2.891cm" svg:x="11cm" svg:y="21.979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7:25.380289377</meta:creation-date>
    <dc:date>2024-08-09T08:49:41.048603772</dc:date>
    <meta:editing-duration>PT12M10S</meta:editing-duration>
    <meta:editing-cycles>13</meta:editing-cycles>
    <meta:generator>LibreOffice/7.3.7.2$Linux_X86_64 LibreOffice_project/30$Build-2</meta:generator>
    <meta:document-statistic meta:object-count="43"/>
  </office:meta>
</office:document-meta>
</file>